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Yezidi SemiBold" svg:font-family="'Noto Serif Yezidi SemiBold'" style:font-family-generic="roman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fo:color="#c9211e" loext:opacity="100%" style:font-name="Source Code Pro" fo:font-size="22pt" officeooo:rsid="0012ab7c" officeooo:paragraph-rsid="0012ab7c" style:font-size-asian="19.25pt" style:font-size-complex="22pt"/>
    </style:style>
    <style:style style:name="P2" style:family="paragraph" style:parent-style-name="Standard">
      <style:text-properties fo:color="#000000" loext:opacity="100%" style:font-name="Source Code Pro" fo:font-size="14pt" officeooo:rsid="0012ab7c" officeooo:paragraph-rsid="0012ab7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ÇÕES DO REACT-NATIVE</text:p>
      <text:p text:style-name="P1"/>
      <text:p text:style-name="P2">* Problemas com a versão 22 do node, necessária instalação da versão 1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Noto Serif Yezidi SemiBold" svg:font-family="'Noto Serif Yezidi SemiBold'" style:font-family-generic="roman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0:33:25.086192146</meta:creation-date>
    <meta:generator>LibreOffice/24.2.6.2$Linux_X86_64 LibreOffice_project/420$Build-2</meta:generator>
    <dc:date>2024-12-02T10:43:14.734221222</dc:date>
    <meta:editing-duration>PT9M51S</meta:editing-duration>
    <meta:editing-cycles>1</meta:editing-cycles>
    <meta:document-statistic meta:table-count="0" meta:image-count="0" meta:object-count="0" meta:page-count="1" meta:paragraph-count="2" meta:word-count="16" meta:character-count="98" meta:non-whitespace-character-count="84"/>
  </office:meta>
</office:document-meta>
</file>